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eb2" officeooo:paragraph-rsid="001d5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 : </text:p>
      <text:p text:style-name="P1"/>
      <text:p text:style-name="P1">J’ai comprit tout ce que j’ai fait , mais je pense que c’est pas forcément les meilleures des solutions pour les tables et leurs contenus.</text:p>
      <text:p text:style-name="P1">Je n’ai pas encore tout à fait maîtrisé les clés primaires et étrangères même si je vois ce que c’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3:03:47.030373034</meta:creation-date>
    <dc:date>2019-09-03T23:05:38.409076216</dc:date>
    <meta:editing-duration>PT1M51S</meta:editing-duration>
    <meta:editing-cycles>1</meta:editing-cycles>
    <meta:document-statistic meta:table-count="0" meta:image-count="0" meta:object-count="0" meta:page-count="1" meta:paragraph-count="3" meta:word-count="47" meta:character-count="247" meta:non-whitespace-character-count="202"/>
    <meta:generator>LibreOffice/6.0.7.3$Linux_X86_64 LibreOffice_project/00m0$Build-3</meta:generator>
  </office:meta>
</office:document-meta>
</file>